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handas" svg:font-family="Chanda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DejaVu Sans" officeooo:rsid="00101e62" officeooo:paragraph-rsid="00101e62"/>
    </style:style>
    <style:style style:name="P2" style:family="paragraph" style:parent-style-name="Text_20_body">
      <style:text-properties style:font-name="DejaVu Sans" officeooo:rsid="0012d030" officeooo:paragraph-rsid="0012d030"/>
    </style:style>
    <style:style style:name="P3" style:family="paragraph" style:parent-style-name="Text_20_body" style:list-style-name="L1">
      <style:text-properties style:font-name="DejaVu Sans" officeooo:rsid="0012d030" officeooo:paragraph-rsid="0012d030"/>
    </style:style>
    <style:style style:name="P4" style:family="paragraph" style:parent-style-name="Text_20_body">
      <style:text-properties style:font-name="DejaVu Sans" officeooo:rsid="00153651" officeooo:paragraph-rsid="00153651"/>
    </style:style>
    <style:style style:name="P5" style:family="paragraph" style:parent-style-name="Text_20_body">
      <style:text-properties style:font-name="DejaVu Sans" officeooo:rsid="001ad688" officeooo:paragraph-rsid="001ad688"/>
    </style:style>
    <style:style style:name="P6" style:family="paragraph" style:parent-style-name="Text_20_body">
      <style:text-properties style:font-name="DejaVu Sans" officeooo:rsid="001f1572" officeooo:paragraph-rsid="001f1572"/>
    </style:style>
    <style:style style:name="P7" style:family="paragraph" style:parent-style-name="Text_20_body">
      <style:text-properties style:font-name="DejaVu Sans" officeooo:rsid="00226b24" officeooo:paragraph-rsid="0025bc32"/>
    </style:style>
    <style:style style:name="P8" style:family="paragraph" style:parent-style-name="Text_20_body" style:list-style-name="L2">
      <style:text-properties style:font-name="DejaVu Sans" officeooo:rsid="0028e408" officeooo:paragraph-rsid="0028e408"/>
    </style:style>
    <style:style style:name="P9" style:family="paragraph" style:parent-style-name="Text_20_body">
      <style:text-properties style:font-name="DejaVu Sans" officeooo:rsid="002c102d" officeooo:paragraph-rsid="002d59ea"/>
    </style:style>
    <style:style style:name="P10" style:family="paragraph" style:parent-style-name="Text_20_body">
      <style:text-properties style:font-name="DejaVu Sans" officeooo:rsid="002c102d" officeooo:paragraph-rsid="002db563"/>
    </style:style>
    <style:style style:name="P11" style:family="paragraph" style:parent-style-name="Text_20_body">
      <style:text-properties style:font-name="DejaVu Sans" officeooo:rsid="002f8c08" officeooo:paragraph-rsid="00318909"/>
    </style:style>
    <style:style style:name="P12" style:family="paragraph" style:parent-style-name="Text_20_body" style:list-style-name="L1">
      <style:text-properties officeooo:paragraph-rsid="00140eca"/>
    </style:style>
    <style:style style:name="P13" style:family="paragraph" style:parent-style-name="Heading_20_1">
      <style:text-properties officeooo:rsid="000dd790" officeooo:paragraph-rsid="000dd790"/>
    </style:style>
    <style:style style:name="P14" style:family="paragraph" style:parent-style-name="Heading_20_2">
      <style:text-properties officeooo:rsid="000dd790" officeooo:paragraph-rsid="000dd790"/>
    </style:style>
    <style:style style:name="P15" style:family="paragraph" style:parent-style-name="Heading_20_2">
      <style:text-properties officeooo:rsid="000e7a24" officeooo:paragraph-rsid="000e7a24"/>
    </style:style>
    <style:style style:name="P16" style:family="paragraph" style:parent-style-name="Heading_20_3">
      <style:text-properties officeooo:rsid="00168656" officeooo:paragraph-rsid="00168656"/>
    </style:style>
    <style:style style:name="P17" style:family="paragraph" style:parent-style-name="Heading_20_3">
      <style:text-properties officeooo:rsid="001a9fc6" officeooo:paragraph-rsid="001a9fc6"/>
    </style:style>
    <style:style style:name="P18" style:family="paragraph" style:parent-style-name="Heading_20_3">
      <style:text-properties officeooo:rsid="0028e408" officeooo:paragraph-rsid="0028e408"/>
    </style:style>
    <style:style style:name="T1" style:family="text">
      <style:text-properties officeooo:rsid="0011ebb9"/>
    </style:style>
    <style:style style:name="T2" style:family="text">
      <style:text-properties officeooo:rsid="00133cc2"/>
    </style:style>
    <style:style style:name="T3" style:family="text">
      <style:text-properties style:font-name="DejaVu Sans" officeooo:rsid="00140eca"/>
    </style:style>
    <style:style style:name="T4" style:family="text">
      <style:text-properties style:font-name="DejaVu Sans" officeooo:rsid="001e4da4"/>
    </style:style>
    <style:style style:name="T5" style:family="text">
      <style:text-properties officeooo:rsid="00168656"/>
    </style:style>
    <style:style style:name="T6" style:family="text">
      <style:text-properties officeooo:rsid="001a9fc6"/>
    </style:style>
    <style:style style:name="T7" style:family="text">
      <style:text-properties officeooo:rsid="001bac7a"/>
    </style:style>
    <style:style style:name="T8" style:family="text">
      <style:text-properties officeooo:rsid="001e4da4"/>
    </style:style>
    <style:style style:name="T9" style:family="text">
      <style:text-properties officeooo:rsid="001f9ffe"/>
    </style:style>
    <style:style style:name="T10" style:family="text">
      <style:text-properties officeooo:rsid="0022f484"/>
    </style:style>
    <style:style style:name="T11" style:family="text">
      <style:text-properties officeooo:rsid="0027be5b"/>
    </style:style>
    <style:style style:name="T12" style:family="text">
      <style:text-properties officeooo:rsid="002d59ea"/>
    </style:style>
    <style:style style:name="T13" style:family="text">
      <style:text-properties officeooo:rsid="002db563"/>
    </style:style>
    <style:style style:name="T14" style:family="text">
      <style:text-properties officeooo:rsid="00318909"/>
    </style:style>
    <style:style style:name="T15" style:family="text">
      <style:text-properties officeooo:rsid="00344b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Haftung</text:h>
      <text:h text:style-name="Heading_20_3" text:outline-level="3">Begriffserklärung <text:span text:style-name="T11">BDSG</text:span></text:h>
      <text:list xml:id="list4441795788015667649" text:style-name="L1">
        <text:list-item>
          <text:p text:style-name="P3">Verantwortliche Stelle: <text:span text:style-name="T2">Nach §3 Abs. 7 BDSG ist eine verantwortliche Stelle jede Person oder Stelle, die personenbezogen Daten erhebt, verarbeitet oder nutzt oder dies durch einen Auftrag von einem anderen gemacht wird.</text:span></text:p>
        </text:list-item>
        <text:list-item>
          <text:p text:style-name="P12"><text:span text:style-name="T3">Öffentliche und nicht-öffentliche Stellen: In §2 </text:span><text:span text:style-name="T4">BDSG</text:span><text:span text:style-name="T3"> wird unterschieden in öffentliche Stellen des Bundes, öffentliche Stellen der Länder, Vereinigungen des privaten Rechts von öffentlichen Stellen des Bundes und der Länder und nicht-öffentliche Stellen, welche alle natürlichen und juristischen Personen sind, die nicht in den Abs. 1-3 genannt wurden.</text:span></text:p>
        </text:list-item>
      </text:list>
      <text:h text:style-name="P14" text:outline-level="2">Haftung nach BDSG</text:h>
      <text:p text:style-name="P1">Laut §11 Abs. 1 Satz 1 <text:span text:style-name="T8">BDSG </text:span>ist nur der Auftraggeber dafür verantwortlich, dass bei der Auftragsdatenver<text:span text:style-name="T1">arbeitung die gesetzlichen Vorschriften des Bundesdatenschutzgesetzes und andere Vorschriften des Datenschutzes eingehalten werden. </text:span></text:p>
      <text:h text:style-name="P16" text:outline-level="3">Schadensersatz <text:span text:style-name="T15">nach BDSG</text:span></text:h>
      <text:p text:style-name="P2">Sollte eine verantwortliche Stelle einem Betroffenen Schaden zu fügen, in dem Sie seine personenbezogenen Daten unzulässig oder unrichtig erhebt, verarbeitet oder nutzt, so ist Sie nach §7 <text:span text:style-name="T6">BDSG </text:span>dazu verpflichtet Schadensersatz zu leisten. </text:p>
      <text:h text:style-name="P16" text:outline-level="3">Schadensersatz bei automatisierter Datenverarbeitung durch öffentliche Stellen <text:span text:style-name="T15">nach BDSG</text:span></text:h>
      <text:p text:style-name="P4">Wenn eine verantwortliche öffentliche Stelle einer Person Schaden, durch eine unzulässige oder unrichtige Erhebung, Verarbeitungen oder Nutzung der personenbezogen Daten vornimmt, so ist der Träger dem Betroffenen nach §8 Abs. 1 <text:span text:style-name="T6">BDSG </text:span>zum Schadensersatz verpflichtet. Der Gesamtbetrag de<text:span text:style-name="T5">r Schadensersatzleistung</text:span> ist nach §8 Abs. <text:span text:style-name="T5">3</text:span> auf maximal 130.000€ begrenzt. Sollten mehrere Person zu Schaden gekommen sein, so <text:span text:style-name="T5">ist die Schadensersatzleistung des einzelnen so zu verringern, dass der Gesamtbetrag im Verhältnis zum Höchstbetrag steht. Sollte der die betroffene Person an dem Entstehen des Schadens eine Mitschuld haben, so gilt §254 des Bürgerlichen Gesetzbuchs. Auch die Verjährung für unerlaubte Handlungen ist dem Bürgerlichen Gesetzbuch zu entnehmen.</text:span></text:p>
      <text:h text:style-name="P17" text:outline-level="3"><text:soft-page-break/>Bußgeld- und Strafvorschriften <text:span text:style-name="T15">nach BDSG</text:span></text:h>
      <text:p text:style-name="P5">Wer ordnungswidrig handelt in dem er vorsätzlich oder fahrlässig die in §43 Abs.1 <text:span text:style-name="T7">BDSG</text:span> genannten Taten begeht, kann <text:span text:style-name="T7">nach §43 Abs. 3 Satz 1 BDSG mit einer Geldstrafe von bis zu 50.000€ geahndet werden. Sollte er die in §43 Abs. 2 genannten Taten begehen, so kann die Geldstrafe auf bis zu 300.000€ erhöht werden. Auf jeden Fall soll die Geldstrafe den wirtschaftlichen Nutzen den der Täters aus der Ordnungswidrigkeit gezogen hat übertreffen. Sollten 50.000€, bzw. 300.000€ nicht ausreichen, so dürfen nach §43 Abs.3 Satz 3 BDSG die Geldstrafen auch erhöht werden. </text:span></text:p>
      <text:p text:style-name="P6"><text:span text:style-name="T9">Wer</text:span> die Straftaten in §43 Abs. 2 gegen Bezahlung oder mit der Absicht sich oder andere zu bereichern oder jemanden zu schädigen begangen <text:span text:style-name="T9">hat</text:span>,<text:span text:style-name="T9"> kann nach §44 Abs. 1 BDSG</text:span> mit einer Freiheitsstrafe von bis zu zwei Jahre<text:span text:style-name="T9">n oder einer Geldstrafe</text:span> bestraft werden.</text:p>
      <text:h text:style-name="P18" text:outline-level="3">Begriffserklärung DS-GVO</text:h>
      <text:list xml:id="list4201900220949553641" text:style-name="L2">
        <text:list-item>
          <text:p text:style-name="P8">Verantwortlicher: Der in der DS-GVO genannte Verantwortliche ist mit dem Auftraggeber aus dem BDSG gleichzusetzen.</text:p>
        </text:list-item>
        <text:list-item>
          <text:p text:style-name="P8">Auftragsverarbeiter: Der in der DS-GVO genannte Auftragsverarbeiter ist mit dem Auftragsnehmer aus dem BDSG gleichzusetzen.</text:p>
        </text:list-item>
      </text:list>
      <text:h text:style-name="P15" text:outline-level="2">Haftung nach DS-GVO</text:h>
      <text:p text:style-name="P7">Nach Artikel 83 Abs. 1 DS-GVO <text:span text:style-name="T10">kann ein Schadensersatz nun gegenüber dem Verantwortlichen oder dem Auftragsverarbeiter in Anspruch genommen werden. Grundsätzlich ist nach Artikel 82 Abs.2 DS-GVO jeder, an der Verarbeitung beteiligte, Verantwortliche haftbar. Sofern der Auftragsverarbeiter seine Pflichten verletzt hat oder gegen die Anweisung des Verantwortlichen gehandelt hat ist auch dieser haftbar. Sollte der Verantwortliche oder der Auftragsverarbeiter seine Unschuld an der Entstehung des Schadens beweisen können, ist dieser nach Artikel 82 Abs. 3 DS-GVO von der Haftung ausgeschlossen. Sind sowohl der Verantwortliche als auch der Auftragsverarbeiter für den Schaden verantwortlich, so haftet nach Artikel 82 Abs. 4 jeder der beiden für den Gesamtschaden, damit die vom Schaden betroffene Person einen angemessenen Schadensersatz erhält. Nach Artikel 82 Abs. 5 kann ein Verantwortlicher oder Auftragsverarbeiter, wenn er den vollständigen Schadensersatz gezahlt hat, von den andern, an der Verarbeitung, Verantwortlichen oder Auftragsverarbeitern, sofern diese nach Artikel 82 Abs. 2 einen Anteil an der Entstehung des Schadens haben, Teile des Schadensersatzes zurückfordern.</text:span></text:p>
      <text:h text:style-name="Heading_20_3" text:outline-level="3"><text:soft-page-break/>Geldbußen <text:span text:style-name="T15">nach DS-GVO</text:span></text:h>
      <text:p text:style-name="P9">Je nach Verstoß sieht Artikel 83 DS-GVO unterschiedliche Bußgelder, aber keine Freiheitsstrafen vor.</text:p>
      <text:p text:style-name="P10">Liegt ein Verstoß gegen die unter Artikel 83 Abs. 4a-c genannten <text:span text:style-name="T12">Bestimmungen</text:span> vor, so wird dieser mit bis zu 10.000.000€ oder sofern es sich um ein Unternehmen handelt, 2% des weltweit erzielten Jahresumsatzes des <text:span text:style-name="T13">vorangegangen</text:span> Geschäftsjahr<text:span text:style-name="T13">s</text:span>. <text:span text:style-name="T12">Bezieht sich der Verstoß auf die in Artikel 83 Abs. 5a-e genannten Bestimmungen, so kann ein Bußgeld in Höhe von bis zu 20.000.000€ oder sofern es sich um ein Unternehmen handelt, 4% </text:span>des weltweit erzielten Jahresumsatzes des <text:span text:style-name="T13">vorangegangen</text:span> Geschäftsjahr<text:span text:style-name="T13">s</text:span>.</text:p>
      <text:p text:style-name="P11">Des Weiteren sieht die DS-GVO vor, dass ein Missachten der Weisungen einer Aufsichtsbehörde mit einem Bußgeld in Höhe von 20.000.000 <text:span text:style-name="T14">oder sofern es sich um ein Unternehmen handelt, 4% des <text:s/>des weltweit erzielten Jahresumsatzes des vorangegangen Geschäftsjahrs.</text:span></text:p>
      <text:p text:style-name="P11"/>
      <text:p text:style-name="P9"><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handas" svg:font-family="Chanda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0:47:25.540040281</meta:creation-date>
    <dc:date>2018-02-05T16:38:56.073017280</dc:date>
    <meta:editing-duration>PT1H23M21S</meta:editing-duration>
    <meta:editing-cycles>19</meta:editing-cycles>
    <meta:generator>LibreOffice/5.1.6.2$Linux_X86_64 LibreOffice_project/10m0$Build-2</meta:generator>
    <meta:document-statistic meta:table-count="0" meta:image-count="0" meta:object-count="0" meta:page-count="3" meta:paragraph-count="23" meta:word-count="729" meta:character-count="5170" meta:non-whitespace-character-count="4460"/>
  </office:meta>
</office:document-meta>
</file>